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a6099" draw:fill-color="#729fcf" draw:textarea-horizontal-align="justify" draw:textarea-vertical-align="middle" draw:auto-grow-height="false" fo:min-height="3.275cm" fo:min-width="0.966cm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4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width="0.051cm" svg:stroke-color="#000000" draw:marker-start-width="0.279cm" draw:marker-end-width="0.279cm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color="#127622" draw:fill-color="#069a2e" draw:textarea-horizontal-align="justify" draw:textarea-vertical-align="middle" draw:auto-grow-height="false" fo:min-height="0.553cm" fo:min-width="0.938cm"/>
      <style:paragraph-properties style:writing-mode="lr-tb"/>
    </style:style>
    <style:style style:name="gr8" style:family="graphic" style:parent-style-name="standard">
      <style:graphic-properties svg:stroke-color="#2a6099" draw:fill-color="#729fcf" draw:textarea-horizontal-align="justify" draw:textarea-vertical-align="middle" draw:auto-grow-height="false" fo:min-height="0.553cm" fo:min-width="0.938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553cm" fo:min-width="2.349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553cm" fo:min-width="0.938cm"/>
      <style:paragraph-properties style:writing-mode="lr-tb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0.553cm" fo:min-width="0.349cm"/>
      <style:paragraph-properties style:writing-mode="lr-tb"/>
    </style:style>
    <style:style style:name="gr12" style:family="graphic" style:parent-style-name="standard">
      <style:graphic-properties svg:stroke-color="#ff0000" draw:fill-color="#ff4000" draw:textarea-vertical-align="middle" draw:auto-grow-height="false" fo:min-height="2.037cm" fo:min-width="1.533cm"/>
    </style:style>
    <style:style style:name="gr13" style:family="graphic" style:parent-style-name="standard">
      <style:graphic-properties svg:stroke-color="#ff0000" draw:fill-color="#ff4000" draw:textarea-horizontal-align="justify" draw:textarea-vertical-align="middle" draw:auto-grow-height="false" fo:min-height="0.553cm" fo:min-width="0.34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729fc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69a2e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4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1.624cm" svg:height="3.683cm" svg:x="9.917cm" svg:y="10.017cm">
          <text:p text:style-name="P1">Z_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6" draw:id="id6">
          <draw:line draw:style-name="gr2" draw:text-style-name="P3" draw:layer="layout" svg:x1="9.274cm" svg:y1="8.422cm" svg:x2="8.769cm" svg:y2="8.135cm">
            <text:p/>
          </draw:line>
          <draw:line draw:style-name="gr2" draw:text-style-name="P3" draw:layer="layout" svg:x1="9.76cm" svg:y1="7.516cm" svg:x2="8.77cm" svg:y2="8.141cm">
            <text:p/>
          </draw:line>
          <draw:line draw:style-name="gr2" draw:text-style-name="P3" draw:layer="layout" svg:x1="9.78cm" svg:y1="6.312cm" svg:x2="8.753cm" svg:y2="5.71cm">
            <text:p/>
          </draw:line>
          <draw:line draw:style-name="gr2" draw:text-style-name="P3" draw:layer="layout" svg:x1="9.784cm" svg:y1="7.545cm" svg:x2="8.757cm" svg:y2="6.943cm">
            <text:p/>
          </draw:line>
          <draw:line draw:style-name="gr2" draw:text-style-name="P3" draw:layer="layout" svg:x1="9.773cm" svg:y1="6.287cm" svg:x2="8.783cm" svg:y2="6.912cm">
            <text:p/>
          </draw:line>
          <draw:line draw:style-name="gr2" draw:text-style-name="P3" draw:layer="layout" svg:x1="9.737cm" svg:y1="5.07cm" svg:x2="8.747cm" svg:y2="5.695cm">
            <text:p/>
          </draw:line>
          <draw:line draw:style-name="gr2" draw:text-style-name="P3" draw:layer="layout" svg:x1="9.688cm" svg:y1="5.082cm" svg:x2="9.183cm" svg:y2="4.795cm">
            <text:p/>
          </draw:line>
        </draw:g>
        <draw:g xml:id="id7" draw:id="id7">
          <draw:custom-shape draw:style-name="gr3" draw:text-style-name="P1" draw:layer="layout" svg:width="2.153cm" svg:height="2.573cm" svg:x="13.325cm" svg:y="5.41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4" draw:text-style-name="P3" draw:layer="layout" svg:x1="14.399cm" svg:y1="6.159cm" svg:x2="14.399cm" svg:y2="7.424cm">
            <text:p/>
          </draw:line>
        </draw:g>
        <draw:g xml:id="id8" draw:id="id8">
          <draw:line draw:style-name="gr2" draw:text-style-name="P3" draw:layer="layout" svg:x1="18.175cm" svg:y1="8.423cm" svg:x2="17.67cm" svg:y2="8.136cm">
            <text:p/>
          </draw:line>
          <draw:line draw:style-name="gr2" draw:text-style-name="P3" draw:layer="layout" svg:x1="18.661cm" svg:y1="7.517cm" svg:x2="17.671cm" svg:y2="8.142cm">
            <text:p/>
          </draw:line>
          <draw:line draw:style-name="gr2" draw:text-style-name="P3" draw:layer="layout" svg:x1="18.681cm" svg:y1="6.313cm" svg:x2="17.654cm" svg:y2="5.711cm">
            <text:p/>
          </draw:line>
          <draw:line draw:style-name="gr2" draw:text-style-name="P3" draw:layer="layout" svg:x1="18.685cm" svg:y1="7.546cm" svg:x2="17.658cm" svg:y2="6.944cm">
            <text:p/>
          </draw:line>
          <draw:line draw:style-name="gr2" draw:text-style-name="P3" draw:layer="layout" svg:x1="18.674cm" svg:y1="6.288cm" svg:x2="17.684cm" svg:y2="6.913cm">
            <text:p/>
          </draw:line>
          <draw:line draw:style-name="gr2" draw:text-style-name="P3" draw:layer="layout" svg:x1="18.638cm" svg:y1="5.071cm" svg:x2="17.648cm" svg:y2="5.696cm">
            <text:p/>
          </draw:line>
          <draw:line draw:style-name="gr2" draw:text-style-name="P3" draw:layer="layout" svg:x1="18.589cm" svg:y1="5.083cm" svg:x2="18.084cm" svg:y2="4.796cm">
            <text:p/>
          </draw:line>
        </draw:g>
        <draw:g xml:id="id10" draw:id="id10">
          <draw:line draw:style-name="gr2" draw:text-style-name="P3" draw:layer="layout" svg:x1="21.976cm" svg:y1="8.424cm" svg:x2="21.471cm" svg:y2="8.137cm">
            <text:p/>
          </draw:line>
          <draw:line draw:style-name="gr2" draw:text-style-name="P3" draw:layer="layout" svg:x1="22.462cm" svg:y1="7.518cm" svg:x2="21.472cm" svg:y2="8.143cm">
            <text:p/>
          </draw:line>
          <draw:line draw:style-name="gr2" draw:text-style-name="P3" draw:layer="layout" svg:x1="22.482cm" svg:y1="6.314cm" svg:x2="21.455cm" svg:y2="5.712cm">
            <text:p/>
          </draw:line>
          <draw:line draw:style-name="gr2" draw:text-style-name="P3" draw:layer="layout" svg:x1="22.486cm" svg:y1="7.547cm" svg:x2="21.459cm" svg:y2="6.945cm">
            <text:p/>
          </draw:line>
          <draw:line draw:style-name="gr2" draw:text-style-name="P3" draw:layer="layout" svg:x1="22.475cm" svg:y1="6.289cm" svg:x2="21.485cm" svg:y2="6.914cm">
            <text:p/>
          </draw:line>
          <draw:line draw:style-name="gr2" draw:text-style-name="P3" draw:layer="layout" svg:x1="22.439cm" svg:y1="5.072cm" svg:x2="21.449cm" svg:y2="5.697cm">
            <text:p/>
          </draw:line>
          <draw:line draw:style-name="gr2" draw:text-style-name="P3" draw:layer="layout" svg:x1="22.39cm" svg:y1="5.084cm" svg:x2="21.885cm" svg:y2="4.797cm">
            <text:p/>
          </draw:line>
        </draw:g>
        <draw:custom-shape draw:style-name="gr5" draw:text-style-name="P1" xml:id="id9" draw:id="id9" draw:layer="layout" svg:width="0.348cm" svg:height="0.35cm" svg:x="24.896cm" svg:y="3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3" draw:id="id3" draw:layer="layout" svg:width="0.348cm" svg:height="0.35cm" svg:x="24.897cm" svg:y="14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" draw:id="id2">
          <draw:line draw:style-name="gr2" draw:text-style-name="P3" draw:layer="layout" svg:x1="19.465cm" svg:y1="16.299cm" svg:x2="15.458cm" svg:y2="16.324cm">
            <text:p/>
          </draw:line>
          <draw:line draw:style-name="gr2" draw:text-style-name="P3" draw:layer="layout" svg:x1="19.467cm" svg:y1="16.285cm" svg:x2="15.46cm" svg:y2="16.31cm">
            <text:p/>
          </draw:line>
          <draw:line draw:style-name="gr2" draw:text-style-name="P3" draw:layer="layout" svg:x1="16.552cm" svg:y1="16.853cm" svg:x2="18.543cm" svg:y2="16.853cm">
            <text:p/>
          </draw:line>
          <draw:line draw:style-name="gr2" draw:text-style-name="P3" draw:layer="layout" svg:x1="17.09cm" svg:y1="17.327cm" svg:x2="18.047cm" svg:y2="17.327cm">
            <text:p/>
          </draw:line>
          <draw:line draw:style-name="gr2" draw:text-style-name="P3" draw:layer="layout" svg:x1="17.514cm" svg:y1="16.265cm" svg:x2="17.53cm" svg:y2="15.042cm">
            <text:p/>
          </draw:line>
        </draw:g>
        <draw:custom-shape draw:style-name="gr5" draw:text-style-name="P1" xml:id="id11" draw:id="id11" draw:layer="layout" svg:width="0.348cm" svg:height="0.35cm" svg:x="4.597cm" svg:y="3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" draw:id="id1" draw:layer="layout" svg:width="0.348cm" svg:height="0.35cm" svg:x="4.598cm" svg:y="14.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line-skew="7.205cm 0.605cm" svg:x1="4.946cm" svg:y1="14.995cm" svg:x2="17.462cm" svg:y2="15.042cm" draw:start-shape="id1" draw:start-glue-point="10" draw:end-shape="id2" draw:end-glue-point="0" svg:d="M4946 14995h12437v102h79v-55" svg:viewBox="0 0 12517 103">
          <text:p/>
        </draw:connector>
        <draw:connector draw:style-name="gr6" draw:text-style-name="P1" xml:id="id5" draw:id="id5" draw:layer="layout" draw:line-skew="0.605cm -4.697cm" svg:x1="17.462cm" svg:y1="15.042cm" svg:x2="24.897cm" svg:y2="14.994cm" draw:start-shape="id2" draw:start-glue-point="0" draw:end-shape="id3" draw:end-glue-point="6" svg:d="M17462 15042v55h48v-103h7387" svg:viewBox="0 0 7436 104">
          <text:p/>
        </draw:connector>
        <draw:connector draw:style-name="gr6" draw:text-style-name="P1" draw:layer="layout" draw:line-skew="-0.628cm" svg:x1="10.729cm" svg:y1="13.7cm" svg:x2="17.51cm" svg:y2="15.097cm" draw:start-shape="id4" draw:start-glue-point="2" draw:end-shape="id5" draw:end-glue-point="0" svg:d="M10729 13700v1295h6781v102" svg:viewBox="0 0 6782 1398">
          <text:p/>
        </draw:connector>
        <draw:connector draw:style-name="gr6" draw:text-style-name="P1" draw:layer="layout" svg:x1="9.265cm" svg:y1="8.422cm" svg:x2="10.729cm" svg:y2="10.017cm" draw:start-shape="id6" draw:start-glue-point="2" draw:end-shape="id4" draw:end-glue-point="0" svg:d="M9265 8422v822h1464v773" svg:viewBox="0 0 1465 1596">
          <text:p/>
        </draw:connector>
        <draw:connector draw:style-name="gr6" draw:text-style-name="P1" draw:layer="layout" draw:line-skew="0.254cm" svg:x1="14.401cm" svg:y1="7.985cm" svg:x2="10.729cm" svg:y2="10.017cm" draw:start-shape="id7" draw:start-glue-point="2" draw:end-shape="id4" draw:end-glue-point="0" svg:d="M14401 7985v1270h-3672v762" svg:viewBox="0 0 3673 2033">
          <text:p/>
        </draw:connector>
        <draw:connector draw:style-name="gr6" draw:text-style-name="P1" draw:layer="layout" draw:line-skew="0.282cm" svg:x1="18.166cm" svg:y1="8.423cm" svg:x2="14.401cm" svg:y2="7.985cm" draw:start-shape="id8" draw:start-glue-point="2" draw:end-shape="id7" draw:end-glue-point="2" svg:d="M18166 8423v832h-3765v-1270" svg:viewBox="0 0 3766 1271">
          <text:p/>
        </draw:connector>
        <draw:connector draw:style-name="gr6" draw:text-style-name="P1" draw:layer="layout" svg:x1="14.401cm" svg:y1="5.412cm" svg:x2="24.896cm" svg:y2="3.593cm" draw:start-shape="id7" draw:start-glue-point="0" draw:end-shape="id9" draw:end-glue-point="6" svg:d="M14401 5412v-1819h10495" svg:viewBox="0 0 10496 1820">
          <text:p/>
        </draw:connector>
        <draw:connector draw:style-name="gr6" draw:text-style-name="P1" draw:layer="layout" svg:x1="18.166cm" svg:y1="4.796cm" svg:x2="24.896cm" svg:y2="3.593cm" draw:start-shape="id8" draw:start-glue-point="0" draw:end-shape="id9" draw:end-glue-point="6" svg:d="M18166 4796v-1203h6730" svg:viewBox="0 0 6731 1204">
          <text:p/>
        </draw:connector>
        <draw:connector draw:style-name="gr6" draw:text-style-name="P1" draw:layer="layout" svg:x1="21.967cm" svg:y1="4.797cm" svg:x2="24.896cm" svg:y2="3.593cm" draw:start-shape="id10" draw:start-glue-point="0" draw:end-shape="id9" draw:end-glue-point="6" svg:d="M21967 4797v-1204h2929" svg:viewBox="0 0 2930 1205">
          <text:p/>
        </draw:connector>
        <draw:connector draw:style-name="gr6" draw:text-style-name="P1" draw:layer="layout" svg:x1="21.967cm" svg:y1="8.424cm" svg:x2="24.897cm" svg:y2="14.994cm" draw:start-shape="id10" draw:start-glue-point="2" draw:end-shape="id3" draw:end-glue-point="6" svg:d="M21967 8424v6570h2930" svg:viewBox="0 0 2931 6571">
          <text:p/>
        </draw:connector>
        <draw:connector draw:style-name="gr6" draw:text-style-name="P1" draw:layer="layout" svg:x1="4.945cm" svg:y1="3.594cm" svg:x2="9.265cm" svg:y2="4.795cm" draw:start-shape="id11" draw:start-glue-point="10" draw:end-shape="id6" draw:end-glue-point="0" svg:d="M4945 3594h4320v1201" svg:viewBox="0 0 4321 1202">
          <text:p/>
        </draw:connector>
        <draw:custom-shape draw:style-name="gr7" draw:text-style-name="P4" draw:layer="layout" svg:width="1.524cm" svg:height="0.889cm" svg:x="6.842cm" svg:y="5.572cm">
          <text:p text:style-name="P1">r_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524cm" svg:height="0.889cm" svg:x="10.043cm" svg:y="5.572cm">
          <text:p text:style-name="P1">v_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2.935cm" svg:height="0.889cm" svg:x="11.033cm" svg:y="7.872cm">
          <text:p text:style-name="P1">g_m v_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.524cm" svg:height="0.889cm" svg:x="18.844cm" svg:y="5.572cm">
          <text:p text:style-name="P1">r_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.524cm" svg:height="0.889cm" svg:x="22.845cm" svg:y="5.572cm">
          <text:p text:style-name="P1">R_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1.524cm" svg:height="0.889cm" svg:x="25.446cm" svg:y="4.072cm">
          <text:p text:style-name="P1">V_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0.935cm" svg:height="0.889cm" svg:x="9.844cm" svg:y="4.272cm">
          <text:p text:style-name="P1">+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0.935cm" svg:height="0.889cm" svg:x="9.844cm" svg:y="6.872cm">
          <text:p text:style-name="P1">-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0.935cm" svg:height="0.889cm" svg:x="24.244cm" svg:y="4.072cm">
          <text:p text:style-name="P1">+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0.935cm" svg:height="0.889cm" svg:x="24.244cm" svg:y="13.772cm">
          <text:p text:style-name="P1">-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draw:layer="layout" svg:width="2.032cm" svg:height="2.286cm" svg:x="15.478cm" svg:y="4.81cm">
          <text:p/>
          <draw:enhanced-geometry svg:viewBox="0 0 21600 21600" draw:text-areas="0 0 21600 21600" draw:type="circular-arrow" draw:modifiers="91.0211223053101 -1.83699468261263 9870.0995864808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8" draw:text-style-name="P2" draw:layer="layout" svg:width="1.524cm" svg:height="0.889cm" svg:x="3.144cm" svg:y="4.072cm">
          <text:p text:style-name="P1">v_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draw:layer="layout" svg:width="2.032cm" svg:height="2.286cm" svg:x="15.532cm" svg:y="10.464cm">
          <text:p/>
          <draw:enhanced-geometry svg:viewBox="0 0 21600 21600" draw:text-areas="0 0 21600 21600" draw:type="circular-arrow" draw:modifiers="91.0211223053101 -1.83699468261263 9870.0995864808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" draw:text-style-name="P6" draw:layer="layout" svg:width="0.935cm" svg:height="0.889cm" svg:x="15.944cm" svg:y="5.572cm">
          <text:p text:style-name="P1">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0.935cm" svg:height="0.889cm" svg:x="15.944cm" svg:y="11.272cm">
          <text:p text:style-name="P1">I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draw:layer="layout" svg:width="2.032cm" svg:height="2.286cm" svg:x="5.959cm" svg:y="10.464cm">
          <text:p/>
          <draw:enhanced-geometry svg:viewBox="0 0 21600 21600" draw:text-areas="0 0 21600 21600" draw:type="circular-arrow" draw:modifiers="91.0211223053101 -1.83699468261263 9870.0995864808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" draw:text-style-name="P6" draw:layer="layout" svg:width="0.935cm" svg:height="0.889cm" svg:x="6.444cm" svg:y="11.272cm">
          <text:p text:style-name="P1">I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0.935cm" svg:height="0.889cm" svg:x="4.844cm" svg:y="4.072cm">
          <text:p text:style-name="P1">+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0.935cm" svg:height="0.889cm" svg:x="4.644cm" svg:y="13.772cm">
          <text:p text:style-name="P1">-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2T16:05:57.908986972</meta:creation-date>
    <dc:date>2021-05-23T17:43:23.298860701</dc:date>
    <meta:editing-duration>PT7M38S</meta:editing-duration>
    <meta:editing-cycles>2</meta:editing-cycles>
    <meta:generator>LibreOffice/6.4.6.2$Linux_X86_64 LibreOffice_project/40$Build-2</meta:generator>
    <meta:document-statistic meta:object-count="68"/>
  </office:meta>
</office:document-meta>
</file>